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uto (DO NOT TOUCH)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pagne rosé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Ruinart</text:p>
          </table:table-cell>
          <table:table-cell office:value-type="float" office:value="35.16839" calcext:value-type="float">
            <text:p>35,16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mpagne blanc de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2.044037" calcext:value-type="float">
            <text:p>42,044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ncrocio manzoni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xvsftnykq08qgh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Loredan Gasparini</text:p>
          </table:table-cell>
          <table:table-cell office:value-type="float" office:value="48.66369" calcext:value-type="float">
            <text:p>48,66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fiano salento igp</text:p>
          </table:table-cell>
          <table:table-cell office:value-type="string" calcext:value-type="string">
            <text:p>Vespa Vignai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5j2qpstypqd1ckxf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ino Fiano Salento</text:p>
          </table:table-cell>
          <table:table-cell office:value-type="string" calcext:value-type="string">
            <text:p>Vespa</text:p>
          </table:table-cell>
          <table:table-cell office:value-type="float" office:value="39.203403" calcext:value-type="float">
            <text:p>39,203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vermentino di sardegna "cala silente"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jm6m40fkh1xb3pg7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 Silente Vermentino di Sardegna</text:p>
          </table:table-cell>
          <table:table-cell office:value-type="string" calcext:value-type="string">
            <text:p>Santadi</text:p>
          </table:table-cell>
          <table:table-cell office:value-type="float" office:value="48.14486" calcext:value-type="float">
            <text:p>48,14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ernaccia extra</text:p>
          </table:table-cell>
          <table:table-cell office:value-type="string" calcext:value-type="string">
            <text:p>Produttori riuni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hwmzmhsthdbx4mezg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Riunite</text:p>
          </table:table-cell>
          <table:table-cell office:value-type="float" office:value="24.346607" calcext:value-type="float">
            <text:p>24,34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avi di gavi</text:p>
          </table:table-cell>
          <table:table-cell office:value-type="string" calcext:value-type="string">
            <text:p>Nicola Berga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m412xccyqa93738ax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vi del Comune di Gavi Rovereto</text:p>
          </table:table-cell>
          <table:table-cell office:value-type="string" calcext:value-type="string">
            <text:p>Nicola Bergaglio</text:p>
          </table:table-cell>
          <table:table-cell office:value-type="float" office:value="51.388622" calcext:value-type="float">
            <text:p>51,388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osso bio versacinto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00c3esv9y0zbcb08c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sacinto Rosso</text:p>
          </table:table-cell>
          <table:table-cell office:value-type="string" calcext:value-type="string">
            <text:p>Monteversa</text:p>
          </table:table-cell>
          <table:table-cell office:value-type="float" office:value="46.827522" calcext:value-type="float">
            <text:p>46,827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sussenberg gruner veltriner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xrw112p2xyzp422y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ssenberg Grüner Veltliner</text:p>
          </table:table-cell>
          <table:table-cell office:value-type="string" calcext:value-type="string">
            <text:p>Nikolaihof</text:p>
          </table:table-cell>
          <table:table-cell office:value-type="float" office:value="45.02675" calcext:value-type="float">
            <text:p>45,02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kerner "praepositus" passito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0my5rbqghbxfyn67gef4sk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raepositus Kerner Passito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9.824368" calcext:value-type="float">
            <text:p>49,82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qj38q4f41mkzewxjc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Brigaldara</text:p>
          </table:table-cell>
          <table:table-cell office:value-type="float" office:value="42.571457" calcext:value-type="float">
            <text:p>42,571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1.374527" calcext:value-type="float">
            <text:p>51,374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Pergole Vec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00e5xp4w63xc7c6t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Vice Cabernet Sauvignon</text:p>
          </table:table-cell>
          <table:table-cell office:value-type="string" calcext:value-type="string">
            <text:p>Vice Versa</text:p>
          </table:table-cell>
          <table:table-cell office:value-type="float" office:value="19.228502" calcext:value-type="float">
            <text:p>19,228502</text:p>
          </table:table-cell>
        </table:table-row>
      </table:table>
      <table:table table:name="Manual (insert ids)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table:formula="of:=IF(ISBLANK([.B2]); &quot;&quot;; 1)" office:value-type="float" office:value="1" calcext:value-type="float">
            <text:p>1</text:p>
          </table:table-cell>
          <table:table-cell office:value-type="string" calcext:value-type="string">
            <text:p>ciao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]); &quot;&quot;; 1)"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apichera bianco igt</text:p>
          </table:table-cell>
          <table:table-cell office:value-type="string" calcext:value-type="string">
            <text:p>Capich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formula="of:=IF(ISBLANK([.B4]); &quot;&quot;; 1)">
            <text:p/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ecorino santa maria</text:p>
          </table:table-cell>
          <table:table-cell office:value-type="string" calcext:value-type="string">
            <text:p>Vinicent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5]); &quot;&quot;; 1)" office:value-type="float" office:value="1" calcext:value-type="float">
            <text:p>1</text:p>
          </table:table-cell>
          <table:table-cell office:value-type="string" calcext:value-type="string">
            <text:p>qualcosa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Travers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IF(ISBLANK([.B6]); &quot;&quot;; 1)" office:value-type="float" office:value="1" calcext:value-type="float">
            <text:p>1</text:p>
          </table:table-cell>
          <table:table-cell office:value-type="string" calcext:value-type="string">
            <text:p>bellid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table:formula="of:=IF(ISBLANK([.B7]); &quot;&quot;; 1)">
            <text:p/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8]); &quot;&quot;; 1)" office:value-type="float" office:value="1" calcext:value-type="float">
            <text:p>1</text:p>
          </table:table-cell>
          <table:table-cell office:value-type="string" calcext:value-type="string">
            <text:p>cisd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ucc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IF(ISBLANK([.B9]); &quot;&quot;; 1)" office:value-type="float" office:value="1" calcext:value-type="float">
            <text:p>1</text:p>
          </table:table-cell>
          <table:table-cell office:value-type="string" calcext:value-type="string">
            <text:p>fw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IF(ISBLANK([.B10]); &quot;&quot;; 1)" office:value-type="float" office:value="1" calcext:value-type="float">
            <text:p>1</text:p>
          </table:table-cell>
          <table:table-cell office:value-type="string" calcext:value-type="string">
            <text:p>32dsdf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verdicchio di jesi superiore massaccio</text:p>
          </table:table-cell>
          <table:table-cell office:value-type="string" calcext:value-type="string">
            <text:p>Tenute San Sis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 table:formula="of:=IF(ISBLANK([.B11]); &quot;&quot;; 1)">
            <text:p/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formula="of:=IF(ISBLANK([.B12]); &quot;&quot;; 1)">
            <text:p/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sauternes</text:p>
          </table:table-cell>
          <table:table-cell office:value-type="string" calcext:value-type="string">
            <text:p>Chateau d’Yquem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formula="of:=IF(ISBLANK([.B13]); &quot;&quot;; 1)">
            <text:p/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2:53:43.054440645</dc:date>
    <meta:editing-duration>PT20S</meta:editing-duration>
    <meta:editing-cycles>1</meta:editing-cycles>
    <meta:document-statistic meta:table-count="2" meta:cell-count="383" meta:object-count="0"/>
    <meta:generator>LibreOffice/7.3.7.2$Linux_X86_64 LibreOffice_project/30$Build-2</meta:generator>
  </office:meta>
</office:document-meta>
</file>